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E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579*"/>
    </style:style>
    <style:style style:name="Tabuľka2.B" style:family="table-column">
      <style:table-column-properties style:column-width="3.298cm" style:rel-column-width="1870*"/>
    </style:style>
    <style:style style:name="Tabuľka2.C" style:family="table-column">
      <style:table-column-properties style:column-width="7.389cm" style:rel-column-width="4189*"/>
    </style:style>
    <style:style style:name="Tabuľka2.D" style:family="table-column">
      <style:table-column-properties style:column-width="2.723cm" style:rel-column-width="1544*"/>
    </style:style>
    <style:style style:name="Tabuľka2.E" style:family="table-column">
      <style:table-column-properties style:column-width="2.577cm" style:rel-column-width="1461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2</text:p>
      <text:p text:style-name="P3"/>
      <text:p text:style-name="P4">Dátum stretnutia:<text:span text:style-name="T1"><text:tab/>18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Jozef Hergott<text:tab/><text:tab/><text:span text:style-name="T2">Vypracované dňa:</text:span> 21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-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 a plán na letný semester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určenie a rozdelenie úloh ohľadom študentskej vedeckej konferencie IIT-SRC 2008</text:p>
          <text:list>
            <text:list-item>
              <text:p text:style-name="P21">vypracovanie a zaslanie abstraktu do 20. februára 2008</text:p>
            </text:list-item>
            <text:list-item>
              <text:p text:style-name="P21">vypracovanie a zaslanie príspevku do 27. februára 2008</text:p>
            </text:list-item>
            <text:list-item>
              <text:p text:style-name="P21">príspevok vložiť aj do dokumentácie tímového projektu</text:p>
            </text:list-item>
          </text:list>
        </text:list-item>
        <text:list-item>
          <text:p text:style-name="P21">diskusia ohľadom času stretnutí</text:p>
        </text:list-item>
        <text:list-item>
          <text:p text:style-name="P21">doc. Minárová informovala tím ohľadom prípravy anonymizovanej databázy AIS</text:p>
        </text:list-item>
        <text:list-item>
          <text:p text:style-name="P21">zhodnotenie súčasného stavu riešenia</text:p>
          <text:list>
            <text:list-item>
              <text:p text:style-name="P21">rozpracované moduly novinky, štatistiky a profil používateľa</text:p>
            </text:list-item>
            <text:list-item>
              <text:p text:style-name="P21">riešenie viacjazyčného prostredia – diskusia možností riešenia prekladov textov</text:p>
            </text:list-item>
          </text:list>
        </text:list-item>
        <text:list-item>
          <text:p text:style-name="P21">diskusia nových nápadov ohľadom projektu – OpenID, FOAF</text:p>
        </text:list-item>
        <text:list-item>
          <text:p text:style-name="P21">spísanie návrhu obsahu príspevku do IIT-SRC 2008</text:p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A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10.2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iť web</text:p>
          </table:table-cell>
          <table:table-cell table:style-name="Tabuľka1.A2" office:value-type="string">
            <text:p text:style-name="P12">10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A2" office:value-type="string">
            <text:p text:style-name="P18">17. 12. 07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1</text:p>
          </table:table-cell>
          <table:table-cell table:style-name="Tabuľka1.A2" office:value-type="string">
            <text:p text:style-name="P18">PC, JHE</text:p>
          </table:table-cell>
          <table:table-cell table:style-name="Tabuľka1.A2" office:value-type="string">
            <text:p text:style-name="P19">posudok prototypu tímu č. 12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01. 07</text:p>
          </table:table-cell>
          <table:table-cell table:style-name="Tabuľka1.A2" office:value-type="string">
            <text:p text:style-name="P18">19. 0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2</text:p>
          </table:table-cell>
          <table:table-cell table:style-name="Tabuľka1.A2" office:value-type="string">
            <text:p text:style-name="P18">JHE</text:p>
          </table:table-cell>
          <table:table-cell table:style-name="Tabuľka1.A2" office:value-type="string">
            <text:p text:style-name="P19">poslať hodnotenie členov tímu doc. Minárovej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25. 01. 07</text:p>
          </table:table-cell>
          <table:table-cell table:style-name="Tabuľka1.A2" office:value-type="string">
            <text:p text:style-name="P18">19. 01. 08</text:p>
          </table:table-cell>
          <table:table-cell table:style-name="Tabuľka1.G2" office:value-type="string">
            <text:p text:style-name="P18">ukončené</text:p>
          </table:table-cell>
        </table:table-row>
        <table:table-row table:style-name="Tabuľka1.4">
          <table:table-cell table:style-name="Tabuľka1.A2" office:value-type="string">
            <text:p text:style-name="P16">11.3</text:p>
          </table:table-cell>
          <table:table-cell table:style-name="Tabuľka1.A2" office:value-type="string">
            <text:p text:style-name="P18">JG</text:p>
          </table:table-cell>
          <table:table-cell table:style-name="Tabuľka1.A2" office:value-type="string">
            <text:p text:style-name="P19">doplnenie profilu absolventa</text:p>
          </table:table-cell>
          <table:table-cell table:style-name="Tabuľka1.A2" office:value-type="string">
            <text:p text:style-name="P18">17. 12. 07</text:p>
          </table:table-cell>
          <table:table-cell table:style-name="Tabuľka1.E4" office:value-type="string">
            <text:p text:style-name="P18">11. 0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7">ID</text:p>
          </table:table-cell>
          <table:table-cell table:style-name="Tabuľka2.A1" office:value-type="string">
            <text:p text:style-name="P17">Člen tímu</text:p>
          </table:table-cell>
          <table:table-cell table:style-name="Tabuľka2.A1" office:value-type="string">
            <text:p text:style-name="P17">Úloha</text:p>
          </table:table-cell>
          <table:table-cell table:style-name="Tabuľka2.A1" office:value-type="string">
            <text:p text:style-name="P17">Začiatok</text:p>
          </table:table-cell>
          <table:table-cell table:style-name="Tabuľka2.E1" office:value-type="string">
            <text:p text:style-name="P17">Koniec</text:p>
          </table:table-cell>
        </table:table-row>
        <table:table-row>
          <table:table-cell table:style-name="Tabuľka2.A2" office:value-type="string">
            <text:p text:style-name="P16">12.1</text:p>
          </table:table-cell>
          <table:table-cell table:style-name="Tabuľka2.A2" office:value-type="string">
            <text:p text:style-name="P16">JG, JHO</text:p>
          </table:table-cell>
          <table:table-cell table:style-name="Tabuľka2.A2" office:value-type="string">
            <text:p text:style-name="P15">vypracovanie abstraktu na IIT-SRC 2008</text:p>
          </table:table-cell>
          <table:table-cell table:style-name="Tabuľka2.A2" office:value-type="string">
            <text:p text:style-name="P16">18. 02. 08</text:p>
          </table:table-cell>
          <table:table-cell table:style-name="Tabuľka2.E2" office:value-type="string">
            <text:p text:style-name="P16">20. 02. 08</text:p>
          </table:table-cell>
        </table:table-row>
        <table:table-row>
          <table:table-cell table:style-name="Tabuľka2.A2" office:value-type="string">
            <text:p text:style-name="P16">12.2</text:p>
          </table:table-cell>
          <table:table-cell table:style-name="Tabuľka2.A2" office:value-type="string">
            <text:p text:style-name="P16">celý tím</text:p>
          </table:table-cell>
          <table:table-cell table:style-name="Tabuľka2.A2" office:value-type="string">
            <text:p text:style-name="P15">vypracovanie príspevku na IIT-SRC 2008</text:p>
          </table:table-cell>
          <table:table-cell table:style-name="Tabuľka2.A2" office:value-type="string">
            <text:p text:style-name="P16">18. 02. 08</text:p>
          </table:table-cell>
          <table:table-cell table:style-name="Tabuľka2.E2" office:value-type="string">
            <text:p text:style-name="P16">27. 02. 08</text:p>
          </table:table-cell>
        </table:table-row>
        <table:table-row>
          <table:table-cell table:style-name="Tabuľka2.A2" office:value-type="string">
            <text:p text:style-name="P16">12.3</text:p>
          </table:table-cell>
          <table:table-cell table:style-name="Tabuľka2.A2" office:value-type="string">
            <text:p text:style-name="P16">JG, JHE, JHO</text:p>
          </table:table-cell>
          <table:table-cell table:style-name="Tabuľka2.A2" office:value-type="string">
            <text:p text:style-name="P15">zapracovanie pripomienok z posudku do prototypu</text:p>
          </table:table-cell>
          <table:table-cell table:style-name="Tabuľka2.A2" office:value-type="string">
            <text:p text:style-name="P16">18. 02. 08.</text:p>
          </table:table-cell>
          <table:table-cell table:style-name="Tabuľka2.E2" office:value-type="string">
            <text:p text:style-name="P16">3. 03. 08</text:p>
          </table:table-cell>
        </table:table-row>
        <table:table-row>
          <table:table-cell table:style-name="Tabuľka2.A2" office:value-type="string">
            <text:p text:style-name="P16">12.4</text:p>
          </table:table-cell>
          <table:table-cell table:style-name="Tabuľka2.A2" office:value-type="string">
            <text:p text:style-name="P16">PC</text:p>
          </table:table-cell>
          <table:table-cell table:style-name="Tabuľka2.A2" office:value-type="string">
            <text:p text:style-name="P15">vypracovanie plánu na letný semester</text:p>
          </table:table-cell>
          <table:table-cell table:style-name="Tabuľka2.A2" office:value-type="string">
            <text:p text:style-name="P16">18. 02. 08</text:p>
          </table:table-cell>
          <table:table-cell table:style-name="Tabuľka2.E2" office:value-type="string">
            <text:p text:style-name="P16">25. 02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Jozef Hergott</dc:creator>
    <dc:date>2008-02-21T18:42:33</dc:date>
    <meta:editing-cycles>4</meta:editing-cycles>
    <meta:editing-duration>PT56M11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0" meta:word-count="304" meta:character-count="1799"/>
  </office:meta>
</office:document-meta>
</file>